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21cm"/>
    </style:style>
    <style:style style:name="co3" style:family="table-column">
      <style:table-column-properties fo:break-before="auto" style:column-width="3.376cm"/>
    </style:style>
    <style:style style:name="co4" style:family="table-column">
      <style:table-column-properties fo:break-before="auto" style:column-width="5.0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3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/>
          <table:table-cell office:value-type="string" calcext:value-type="string">
            <text:p>MRIS</text:p>
          </table:table-cell>
          <table:table-cell table:style-name="ce1" office:value-type="string" calcext:value-type="string">
            <text:p>Cantidad</text:p>
          </table:table-cell>
          <table:table-cell table:style-name="ce1" office:value-type="string" calcext:value-type="string">
            <text:p>Proporción</text:p>
          </table:table-cell>
          <table:table-cell table:style-name="ce1" office:value-type="string" calcext:value-type="string">
            <text:p>Tamaño test</text:p>
          </table:table-cell>
          <table:table-cell table:style-name="ce1" office:value-type="string" calcext:value-type="string">
            <text:p>Total test</text:p>
          </table:table-cell>
          <table:table-cell table:style-name="ce1" office:value-type="string" calcext:value-type="string">
            <text:p>Nota</text:p>
          </table:table-cell>
        </table:table-row>
        <table:table-row table:style-name="ro1">
          <table:table-cell/>
          <table:table-cell office:value-type="string" calcext:value-type="string">
            <text:p>Afterthought</text:p>
          </table:table-cell>
          <table:table-cell office:value-type="float" office:value="1" calcext:value-type="float">
            <text:p>1</text:p>
          </table:table-cell>
          <table:table-cell table:formula="of:=(100*[.C2])/[.C10]" office:value-type="float" office:value="1.01010101010101" calcext:value-type="float">
            <text:p>1,01010101010101</text:p>
          </table:table-cell>
          <table:table-cell table:formula="of:=20*([.D2]/100)" office:value-type="float" office:value="0.202020202020202" calcext:value-type="float">
            <text:p>0,2020202020202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LN</text:p>
          </table:table-cell>
          <table:table-cell office:value-type="float" office:value="12" calcext:value-type="float">
            <text:p>12</text:p>
          </table:table-cell>
          <table:table-cell table:formula="of:=(100*[.C3])/[.C10]" office:value-type="float" office:value="12.1212121212121" calcext:value-type="float">
            <text:p>12,1212121212121</text:p>
          </table:table-cell>
          <table:table-cell table:formula="of:=20*([.D3]/100)" office:value-type="float" office:value="2.42424242424242" calcext:value-type="float">
            <text:p>2,4242424242424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MRR3T7T</text:p>
          </table:table-cell>
          <table:table-cell office:value-type="float" office:value="2" calcext:value-type="float">
            <text:p>2</text:p>
          </table:table-cell>
          <table:table-cell table:formula="of:=(100*[.C4])/[.C10]" office:value-type="float" office:value="2.02020202020202" calcext:value-type="float">
            <text:p>2,02020202020202</text:p>
          </table:table-cell>
          <table:table-cell table:formula="of:=20*([.D4]/100)" office:value-type="float" office:value="0.404040404040404" calcext:value-type="float">
            <text:p>0,4040404040404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MRR</text:p>
          </table:table-cell>
          <table:table-cell office:value-type="float" office:value="21" calcext:value-type="float">
            <text:p>21</text:p>
          </table:table-cell>
          <table:table-cell table:formula="of:=(100*[.C5])/[.C10]" office:value-type="float" office:value="21.2121212121212" calcext:value-type="float">
            <text:p>21,2121212121212</text:p>
          </table:table-cell>
          <table:table-cell table:formula="of:=20*([.D5]/100)" office:value-type="float" office:value="4.24242424242424" calcext:value-type="float">
            <text:p>4,2424242424242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KI-RS</text:p>
          </table:table-cell>
          <table:table-cell office:value-type="float" office:value="21" calcext:value-type="float">
            <text:p>21</text:p>
          </table:table-cell>
          <table:table-cell table:formula="of:=(100*[.C6])/[.C10]" office:value-type="float" office:value="21.2121212121212" calcext:value-type="float">
            <text:p>21,2121212121212</text:p>
          </table:table-cell>
          <table:table-cell table:formula="of:=20*([.D6]/100)" office:value-type="float" office:value="4.24242424242424" calcext:value-type="float">
            <text:p>4,242424242424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RI 16 no esta incluida</text:p>
          </table:table-cell>
        </table:table-row>
        <table:table-row table:style-name="ro1">
          <table:table-cell/>
          <table:table-cell office:value-type="string" calcext:value-type="string">
            <text:p>NKI-TRT</text:p>
          </table:table-cell>
          <table:table-cell office:value-type="float" office:value="20" calcext:value-type="float">
            <text:p>20</text:p>
          </table:table-cell>
          <table:table-cell table:formula="of:=(100*[.C7])/[.C10]" office:value-type="float" office:value="20.2020202020202" calcext:value-type="float">
            <text:p>20,2020202020202</text:p>
          </table:table-cell>
          <table:table-cell table:formula="of:=20*([.D7]/100)" office:value-type="float" office:value="4.04040404040404" calcext:value-type="float">
            <text:p>4,0404040404040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ASIS-TRT</text:p>
          </table:table-cell>
          <table:table-cell office:value-type="float" office:value="20" calcext:value-type="float">
            <text:p>20</text:p>
          </table:table-cell>
          <table:table-cell table:formula="of:=(100*[.C8])/[.C10]" office:value-type="float" office:value="20.2020202020202" calcext:value-type="float">
            <text:p>20,2020202020202</text:p>
          </table:table-cell>
          <table:table-cell table:formula="of:=20*([.D8]/100)" office:value-type="float" office:value="4.04040404040404" calcext:value-type="float">
            <text:p>4,0404040404040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WINS</text:p>
          </table:table-cell>
          <table:table-cell office:value-type="float" office:value="2" calcext:value-type="float">
            <text:p>2</text:p>
          </table:table-cell>
          <table:table-cell table:formula="of:=(100*[.C9])/[.C10]" office:value-type="float" office:value="2.02020202020202" calcext:value-type="float">
            <text:p>2,02020202020202</text:p>
          </table:table-cell>
          <table:table-cell table:formula="of:=20*([.D9]/100)" office:value-type="float" office:value="0.404040404040404" calcext:value-type="float">
            <text:p>0,4040404040404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2:.C9])" office:value-type="float" office:value="99" calcext:value-type="float">
            <text:p>99</text:p>
          </table:table-cell>
          <table:table-cell table:number-columns-repeated="2"/>
          <table:table-cell table:formula="of:=SUM([.F2:.F9])"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 office:value-type="string" calcext:value-type="string">
            <text:p>MRI-NAME-TEST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office:value-type="string" calcext:value-type="string">
            <text:p>HLN-6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office:value-type="string" calcext:value-type="string">
            <text:p>HLN-12</text:p>
          </table:table-cell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0">00/00/0000</text:date>, <text:time style:data-style-name="N2" text:time-value="10:24:42.06594884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0T09:46:17.759257568</meta:creation-date>
    <dc:date>2021-09-10T10:51:40.255488748</dc:date>
    <meta:editing-duration>PT23M59S</meta:editing-duration>
    <meta:editing-cycles>2</meta:editing-cycles>
    <meta:generator>LibreOffice/6.4.7.2$Linux_X86_64 LibreOffice_project/40$Build-2</meta:generator>
    <meta:document-statistic meta:table-count="1" meta:cell-count="53" meta:object-count="0"/>
  </office:meta>
</office:document-meta>
</file>